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102cm" svg:stroke-color="#ff00ff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Ultrafine_20_Dashed" svg:stroke-width="0.102cm" svg:stroke-color="#ff00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none" draw:stroke-dash="Ultrafine_20_Dashed" draw:fill="none" fo:min-height="1.3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Symbol" style:font-family-generic="roman" style:font-pitch="variable" style:font-charset="x-symbol" fo:font-size="32pt" style:font-size-asian="32pt" style:font-size-complex="32pt"/>
    </style:style>
    <style:style style:name="P3" style:family="paragraph"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color="#000000" fo:font-family="Symbol" style:font-family-generic="roman" style:font-pitch="variable" style:font-charset="x-symbol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9.525cm" svg:x="2.905cm" svg:y="4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20.011cm" svg:y1="8.971cm" svg:x2="12.391cm" svg:y2="8.971cm">
          <text:p/>
        </draw:line>
        <draw:line draw:style-name="gr3" draw:text-style-name="P1" draw:layer="layout" svg:x1="20.05cm" svg:y1="6.715cm" svg:x2="11.795cm" svg:y2="6.715cm">
          <text:p/>
        </draw:line>
        <draw:line draw:style-name="gr3" draw:text-style-name="P1" draw:layer="layout" svg:x1="11.795cm" svg:y1="6.715cm" svg:x2="13.7cm" svg:y2="1.635cm">
          <text:p/>
        </draw:line>
        <draw:line draw:style-name="gr4" draw:text-style-name="P1" draw:layer="layout" svg:x1="20.05cm" svg:y1="4.76cm" svg:x2="9.89cm" svg:y2="4.76cm">
          <text:p/>
        </draw:line>
        <draw:line draw:style-name="gr4" draw:text-style-name="P1" draw:layer="layout" svg:x1="10.124cm" svg:y1="4.81cm" svg:x2="4.409cm" svg:y2="1.635cm">
          <text:p/>
        </draw:line>
        <draw:line draw:style-name="gr5" draw:text-style-name="P1" draw:layer="layout" svg:x1="12.43cm" svg:y1="8.982cm" svg:x2="7.35cm" svg:y2="8.982cm">
          <text:p/>
        </draw:line>
        <draw:line draw:style-name="gr5" draw:text-style-name="P1" draw:layer="layout" svg:x1="11.795cm" svg:y1="6.69cm" svg:x2="7.35cm" svg:y2="8.976cm">
          <text:p/>
        </draw:line>
        <draw:path draw:style-name="gr6" draw:text-style-name="P2" draw:layer="measurelines" svg:width="1.574cm" svg:height="0.786cm" draw:transform="rotate (1.5707963267946) translate (10.5250000000014cm 8.9760000000007cm)" svg:viewBox="0 0 1575 787" svg:d="m0 21837c1050 0 1575-787 1575-787">
          <text:p/>
        </draw:path>
        <draw:frame draw:style-name="gr7" draw:text-style-name="P3" draw:layer="measurelines" svg:width="1.09cm" svg:height="1.637cm" svg:x="10.07cm" svg:y="7.35cm">
          <draw:text-box>
            <text:p text:style-name="P3"><text:span text:style-name="T1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cccccc" draw:start-intensity="100%" draw:end-intensity="100%" draw:angle="90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ry Turner</meta:initial-creator>
    <meta:creation-date>2009-08-11T14:26:58.32</meta:creation-date>
    <dc:date>2009-08-11T14:47:53.51</dc:date>
    <dc:creator>Gary Turner</dc:creator>
    <meta:editing-duration>PT00H20M57S</meta:editing-duration>
    <meta:editing-cycles>2</meta:editing-cycles>
    <meta:generator>OpenOffice.org/3.1$Win32 OpenOffice.org_project/310m11$Build-9399</meta:generator>
    <meta:document-statistic meta:object-count="10"/>
  </office:meta>
</office:document-meta>
</file>